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2.62cm" svg:height="1.668cm" svg:x="3.3cm" svg:y="3cm">
          <text:p text:style-name="P1"><text:span text:style-name="T1">Optreqanalysis.py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2.62cm" svg:height="1.668cm" svg:x="4.033cm" svg:y="8.02cm">
          <text:p text:style-name="P1"><text:span text:style-name="T1">Qpmindist.py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2.62cm" svg:height="1.668cm" svg:x="8.7cm" svg:y="12.932cm">
          <text:p text:style-name="P1"><text:span text:style-name="T1">Compdist.py</text:span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4.313cm" svg:height="1.668cm" svg:x="9.087cm" svg:y="21.132cm">
          <text:p text:style-name="P1"><text:span text:style-name="T1">Constrainfluxes.py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4.313cm" svg:height="1.668cm" svg:x="14.9cm" svg:y="15.6cm">
          <text:p text:style-name="P1"><text:span text:style-name="T1">Extractflux.py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4.313cm" svg:height="1.668cm" svg:x="2.7cm" svg:y="18.032cm">
          <text:p text:style-name="P1"><text:span text:style-name="T1">LoadData.py</text:span></text:p>
          <text:p text:style-name="P1"><text:span text:style-name="T1"/></text:p>
          <text:p text:style-name="P1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546cm" svg:height="1.826cm" svg:x="1.482cm" svg:y="23.317cm">
          <text:p text:style-name="P1"><text:span text:style-name="T1">Fluxdata (xml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3" draw:id="id13" draw:layer="layout" svg:width="5.028cm" svg:height="1.226cm" svg:x="15.4cm" svg:y="20.8cm">
          <text:p text:style-name="P1"><text:span text:style-name="T1">Reaction map(xml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4" draw:id="id4" draw:layer="layout" svg:width="3.229cm" svg:height="1.826cm" svg:x="15.543cm" svg:y="8.814cm">
          <text:p text:style-name="P1"><text:span text:style-name="T1">Cobra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3.546cm" svg:height="1.826cm" svg:x="5.4cm" svg:y="24.2cm">
          <text:p text:style-name="P1"><text:span text:style-name="T1">Expdata (.mat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svg:x1="5.343cm" svg:y1="8.02cm" svg:x2="4.61cm" svg:y2="4.668cm" draw:start-shape="id1" draw:start-glue-point="4" draw:end-shape="id2" svg:d="M5343 8020v-1675h-733v-1677">
          <text:p/>
        </draw:connector>
        <draw:connector draw:style-name="gr2" draw:text-style-name="P2" draw:layer="layout" svg:x1="17.056cm" svg:y1="15.6cm" svg:x2="5.343cm" svg:y2="9.688cm" draw:start-shape="id3" draw:end-shape="id1" draw:end-glue-point="6" svg:d="M17056 15600v-2955h-11713v-2957">
          <text:p/>
        </draw:connector>
        <draw:connector draw:style-name="gr2" draw:text-style-name="P2" draw:layer="layout" svg:x1="15.543cm" svg:y1="9.727cm" svg:x2="6.653cm" svg:y2="8.854cm" draw:start-shape="id4" draw:start-glue-point="5" draw:end-shape="id1" draw:end-glue-point="1" svg:d="M15543 9727h-4445v-873h-4445">
          <text:p/>
        </draw:connector>
        <draw:custom-shape draw:style-name="gr1" draw:text-style-name="P1" xml:id="id5" draw:id="id5" draw:layer="layout" svg:width="3.229cm" svg:height="1.826cm" svg:x="11.8cm" svg:y="6.274cm">
          <text:p text:style-name="P1"><text:span text:style-name="T1">Gurobip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xml:id="id6" draw:id="id6" draw:layer="layout" svg:width="3.229cm" svg:height="1.826cm" svg:x="16.3cm" svg:y="6.2cm">
          <text:p text:style-name="P1"><text:span text:style-name="T1">Gurobi</text:span></text:p>
          <text:p text:style-name="P1"><text:span text:style-name="T1"/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2" draw:layer="layout" svg:x1="15.029cm" svg:y1="7.187cm" svg:x2="16.3cm" svg:y2="7.113cm" draw:start-shape="id5" draw:start-glue-point="7" draw:end-shape="id6" svg:d="M15029 7187h635v-74h636">
          <text:p/>
        </draw:connector>
        <draw:connector draw:style-name="gr2" draw:text-style-name="P2" draw:layer="layout" svg:x1="11.8cm" svg:y1="7.187cm" svg:x2="6.653cm" svg:y2="8.854cm" draw:start-shape="id5" draw:start-glue-point="5" draw:end-shape="id1" draw:end-glue-point="1" svg:d="M11800 7187h-2573v1667h-2574">
          <text:p/>
        </draw:connector>
        <draw:connector draw:style-name="gr2" draw:text-style-name="P2" draw:layer="layout" svg:x1="8.7cm" svg:y1="13.766cm" svg:x2="6.653cm" svg:y2="8.854cm" draw:start-shape="id7" draw:start-glue-point="5" draw:end-shape="id1" svg:d="M8700 13766h-1023v-4912h-1024">
          <text:p/>
        </draw:connector>
        <draw:custom-shape draw:style-name="gr1" draw:text-style-name="P1" xml:id="id12" draw:id="id12" draw:layer="layout" svg:width="3.546cm" svg:height="1.826cm" svg:x="13.1cm" svg:y="24.8cm">
          <text:p text:style-name="P1"><text:span text:style-name="T1">Cobrapy model</text:span></text:p>
          <text:p text:style-name="P1"><text:span text:style-name="T1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2" draw:layer="layout" svg:x1="3.255cm" svg:y1="23.317cm" svg:x2="4.857cm" svg:y2="19.7cm" draw:start-shape="id8" draw:start-glue-point="5" draw:end-shape="id9" draw:end-glue-point="6" svg:d="M3255 23317v-1808h1602v-1809">
          <text:p/>
        </draw:connector>
        <draw:custom-shape draw:style-name="gr1" draw:text-style-name="P3" xml:id="id11" draw:id="id11" draw:layer="layout" svg:width="5.1cm" svg:height="2.1cm" svg:x="10.3cm" svg:y="17.9cm">
          <text:p text:style-name="P3"><text:span text:style-name="T2">Constrained</text:span></text:p>
          <text:p text:style-name="P3"><text:span text:style-name="T2"><text:s/></text:span><text:span text:style-name="T2">Cobrapy</text:span></text:p>
          <text:p text:style-name="P3"><text:span text:style-name="T2">mode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svg:x1="11.244cm" svg:y1="21.132cm" svg:x2="12.33cm" svg:y2="20cm" draw:start-shape="id10" draw:start-glue-point="4" draw:end-shape="id11" draw:end-glue-point="7" svg:d="M11244 21132v-565h1086v-567">
          <text:p/>
        </draw:connector>
        <draw:connector draw:style-name="gr3" draw:text-style-name="P2" draw:layer="layout" svg:x1="14.873cm" svg:y1="24.8cm" svg:x2="11.244cm" svg:y2="22.8cm" draw:start-shape="id12" draw:start-glue-point="5" draw:end-shape="id10" draw:end-glue-point="6" svg:d="M14873 24800v-999h-3629v-1001">
          <text:p/>
        </draw:connector>
        <draw:connector draw:style-name="gr3" draw:text-style-name="P2" draw:layer="layout" svg:x1="15.902cm" svg:y1="21.413cm" svg:x2="13.4cm" svg:y2="21.966cm" draw:start-shape="id13" draw:start-glue-point="6" draw:end-shape="id10" svg:d="M15902 21413h-1502v553h-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rle </meta:initial-creator>
    <meta:creation-date>2019-06-29T15:59:12.95</meta:creation-date>
    <dc:date>2019-06-29T16:14:21.43</dc:date>
    <dc:creator>Jarle </dc:creator>
    <meta:editing-duration>PT15M9S</meta:editing-duration>
    <meta:editing-cycles>1</meta:editing-cycles>
    <meta:document-statistic meta:object-count="24"/>
    <meta:generator>OpenOffice/4.1.5$Win32 OpenOffice.org_project/415m1$Build-9789</meta:generator>
  </office:meta>
</office:document-meta>
</file>